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32211" officeooo:paragraph-rsid="0013221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3ab85" officeooo:paragraph-rsid="0013ab8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537fd" officeooo:paragraph-rsid="0013ab8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6618c" officeooo:paragraph-rsid="0016618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7fb2c" officeooo:paragraph-rsid="0017fb2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7fb2c" officeooo:paragraph-rsid="0017fb2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8542c" officeooo:paragraph-rsid="0018542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b86c1" officeooo:paragraph-rsid="001b86c1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b86c1" officeooo:paragraph-rsid="001b86c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e388b" officeooo:paragraph-rsid="001e388b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7fb2c" officeooo:paragraph-rsid="0017fb2c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b86c1" officeooo:paragraph-rsid="001b86c1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e388b" officeooo:paragraph-rsid="001e388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ed07b" officeooo:paragraph-rsid="001e388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0136f" officeooo:paragraph-rsid="0020136f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44593" officeooo:paragraph-rsid="00244593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78d22" officeooo:paragraph-rsid="00278d2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c628d"/>
    </style:style>
    <style:style style:name="T3" style:family="text">
      <style:text-properties style:use-window-font-color="true" officeooo:rsid="001ed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imprimir un codigo qr en archivo se usa</text:p>
      <text:p text:style-name="P1"/>
      <text:p text:style-name="P2">#!/usr/bin/env python</text:p>
      <text:p text:style-name="P2"># -*- coding: utf-8 -*-</text:p>
      <text:p text:style-name="P2">import qrcode</text:p>
      <text:p text:style-name="P2">img = qrcode.make("Hay que ver como imprimimos este codigo")</text:p>
      <text:p text:style-name="P2">f = open("rr.png", "wb")</text:p>
      <text:p text:style-name="P2">img.save(f)</text:p>
      <text:p text:style-name="P2">f.close()</text:p>
      <text:p text:style-name="P2">y lo imprime en el lugar donde lo abrimos</text:p>
      <text:p text:style-name="P3"/>
      <text:p text:style-name="P4">esto para instalar todos los archivos que baje de la pagina donde estoy intentando correr el program</text:p>
      <text:p text:style-name="P4"><text:a xlink:type="simple" xlink:href="https://python-escpos.readthedocs.io/en/latest/" text:style-name="Internet_20_link" text:visited-style-name="Visited_20_Internet_20_Link">https://python-escpos.readthedocs.io/en/latest/</text:a></text:p>
      <text:p text:style-name="P4">python setup.py install</text:p>
      <text:p text:style-name="P4"/>
      <text:p text:style-name="P5">para saber que impresora esta instalada</text:p>
      <text:p text:style-name="P6">lpstat -p -d</text:p>
      <text:p text:style-name="P6">para imprimir</text:p>
      <text:p text:style-name="P6">lp archivo.pdf </text:p>
      <text:p text:style-name="P11">para saber los parametros de la impresora</text:p>
      <text:p text:style-name="P6">lsusb</text:p>
      <text:p text:style-name="P7">ya esta i nstalada ahora hay que revisar</text:p>
      <text:p text:style-name="P8"/>
      <text:p text:style-name="P9"><text:span text:style-name="T1">LUNES 2 DE SEPTIEMBRE DEL 201</text:span>9</text:p>
      <text:p text:style-name="P8">YA IMPRIME<text:span text:style-name="T1"> Y CORTA INSTALE LIBRERIA</text:span></text:p>
      <text:p text:style-name="P12"><text:s/>pip install python-escpos</text:p>
      <text:p text:style-name="P12">Y LE QUITE EL PROFILE A ESTE SCRIPT</text:p>
      <text:p text:style-name="P12">AHORA VOY A IMPRIMIR UNA IMAGEN</text:p>
      <text:p text:style-name="P13">imprime el codigo QR</text:p>
      <text:p text:style-name="P13">tambien imprime imagen aun no se como centrar</text:p>
      <text:p text:style-name="P10"><text:span text:style-name="T2">b</text:span><text:span text:style-name="T1">ueno ahora</text:span></text:p>
      <text:p text:style-name="P13">poner la impresion al imprimir el boleto en formulariooperacion.py</text:p>
      <text:p text:style-name="P13">ponerle la fecha en el boleto</text:p>
      <text:p text:style-name="P13">ponerle el logo</text:p>
      <text:p text:style-name="P13">poner los sensores</text:p>
      <text:p text:style-name="P13">y creo que ya es todo</text:p>
      <text:p text:style-name="P10"><text:span text:style-name="T1">hay que poner la computadora para ver el problema del </text:span><text:span text:style-name="T3">controlador </text:span></text:p>
      <text:p text:style-name="P14"/>
      <text:p text:style-name="P15">ya imprime en el programa y pone la fecha donde se expidio el boleto</text:p>
      <text:p text:style-name="P15">ahora que lo lea, me puede funcionar los documentos que imprimi de string</text:p>
      <text:p text:style-name="P15">para poner camuflajeado el codigo</text:p>
      <text:p text:style-name="P15">tambien leer el codigo</text:p>
      <text:p text:style-name="P16">ya imprime el numero de id maximo hay que decidir que va a leer el qr solo el numero id esta bien y lo concatenamos con otros valores para que no se vea</text:p>
      <text:p text:style-name="P17">MARTES 3 DE SEPTIEMBRE</text:p>
      <text:p text:style-name="P17">ESTE ES EL CODIGO QUE IMPRIME EL CODIGO QR Y CONSULTA LA BASE DE DATOS</text:p>
      <text:p text:style-name="P17"><text:s text:c="4"/>def agregarRegistroRFID(self):</text:p>
      <text:p text:style-name="P17"><text:s text:c="8"/>fechaEntro = datetime.today()</text:p>
      <text:p text:style-name="P17"><text:s text:c="8"/>corteNum = 0</text:p>
      <text:p text:style-name="P17"><text:soft-page-break/><text:s text:c="8"/>datos=(fechaEntro, corteNum)</text:p>
      <text:p text:style-name="P17"><text:s text:c="8"/># hacer la foto de codigo qr</text:p>
      <text:p text:style-name="P17"><text:s text:c="8"/>#img = qrcode.make("2 de septiembre")</text:p>
      <text:p text:style-name="P17"><text:s text:c="8"/>img = qrcode.make(fechaEntro)</text:p>
      <text:p text:style-name="P17"><text:s text:c="8"/>f = open("fecha.png", "wb")</text:p>
      <text:p text:style-name="P17"><text:s text:c="8"/>img.save(f)</text:p>
      <text:p text:style-name="P17"><text:s text:c="8"/>f.close()</text:p>
      <text:p text:style-name="P17"><text:s text:c="8"/>#aqui lo imprimimos</text:p>
      <text:p text:style-name="P17"><text:s text:c="8"/>p = Usb(0x04b8, 0x0e15, 0)</text:p>
      <text:p text:style-name="P17"><text:s text:c="8"/>p.text("bOLETO DE ENTRADA\n")</text:p>
      <text:p text:style-name="P17"><text:s text:c="8"/>p.image("LOGO.jpg")</text:p>
      <text:p text:style-name="P17"><text:s text:c="8"/>p.image("fecha.png")</text:p>
      <text:p text:style-name="P17"><text:s text:c="8"/>p.barcode('9999999650087', 'EAN13', 64, 2, '', '')</text:p>
      <text:p text:style-name="P17"><text:s text:c="8"/>p.cut()</text:p>
      <text:p text:style-name="P17"><text:s text:c="8"/>self.operacion1.altaRegistroRFID(datos)</text:p>
      <text:p text:style-name="P17"><text:s text:c="8"/>mb.showinfo("Información", "el auto genero Entrada")</text:p>
      <text:p text:style-name="P17"><text:s text:c="8"/>self.lbl2.configure(text=fechaEntro)</text:p>
      <text:p text:style-name="P17">#vemos el maximo id y lo ponemos en label entry</text:p>
      <text:p text:style-name="P17"><text:s text:c="8"/>MaxFolio=str(self.operacion1.MaxfolioEntrada())</text:p>
      <text:p text:style-name="P17"><text:s text:c="8"/>self.MaxId.set(MaxFolio)</text:p>
      <text:p text:style-name="P17"/>
      <text:p text:style-name="P17">ESTE OTRO ES EN EL ARCHIVO CONEXION PARA QUE CONECTE CON LA BASE DE DATOS</text:p>
      <text:p text:style-name="P17">import mysql.connector</text:p>
      <text:p text:style-name="P17"/>
      <text:p text:style-name="P17"/>
      <text:p text:style-name="P17">class Operacion:</text:p>
      <text:p text:style-name="P17"/>
      <text:p text:style-name="P17"><text:s text:c="4"/>def abrir(self):</text:p>
      <text:p text:style-name="P17"><text:s text:c="8"/>conexion=mysql.connector.connect(host="localhost",</text:p>
      <text:p text:style-name="P17"><text:s text:c="46"/>user="root",</text:p>
      <text:p text:style-name="P17"><text:s text:c="46"/>passwd="RG980320",</text:p>
      <text:p text:style-name="P17"><text:s text:c="46"/>database="Parqueadero1")</text:p>
      <text:p text:style-name="P17"><text:s text:c="8"/>return conexión</text:p>
      <text:p text:style-name="P17"><text:s text:c="4"/>def MaxfolioEntrada(self):</text:p>
      <text:p text:style-name="P17"><text:s text:c="8"/>cone=self.abrir()</text:p>
      <text:p text:style-name="P17"><text:s text:c="8"/>cursor=cone.cursor()</text:p>
      <text:p text:style-name="P17"><text:s text:c="8"/>sql="select max(id) from Entradas;"</text:p>
      <text:p text:style-name="P17"><text:s text:c="8"/>cursor.execute(sql)</text:p>
      <text:p text:style-name="P17"><text:s text:c="8"/>cone.close()</text:p>
      <text:p text:style-name="P17"><text:s text:c="8"/>return cursor.fetchall()</text:p>
      <text:p text:style-name="P17">EL PRIMERO SE LLAMA formulariooperacion.py</text:p>
      <text:p text:style-name="P17">donde le falta la parte de declarar los botones y las etiquetas que esta hecho en tkinter</text:p>
      <text:p text:style-name="P17">el segundo es el que es llamado con el objeto creado</text:p>
      <text:p text:style-name="P17"/>
      <text:p text:style-name="P17">import operacion</text:p>
      <text:p text:style-name="P17"/>
      <text:p text:style-name="P17">class FormularioOperacion:</text:p>
      <text:p text:style-name="P17"><text:s text:c="4"/>def __init__(self):</text:p>
      <text:p text:style-name="P17"><text:s text:c="8"/>#creamos un objeto que esta en el archivo operacion dentro la clase Operacion</text:p>
      <text:p text:style-name="P17"><text:s text:c="8"/>self.operacion1=operacion.Operacion()</text:p>
      <text:p text:style-name="P17"><text:s text:c="8"/>self.ventana1=tk.Tk()</text:p>
      <text:p text:style-name="P17"><text:soft-page-break/><text:s text:c="8"/>self.ventana1.title("Entrada al ESTACIONAMIENTO")</text:p>
      <text:p text:style-name="P17"><text:s text:c="8"/>self.cuaderno1 = ttk.Notebook(self.ventana1)</text:p>
      <text:p text:style-name="P17"><text:s text:c="8"/>#cargamos cada una de las pestañas</text:p>
      <text:p text:style-name="P17"><text:s text:c="8"/>self.ExpedirRfid()</text:p>
      <text:p text:style-name="P17"><text:s text:c="8"/>self.consulta_por_folio()</text:p>
      <text:p text:style-name="P17"><text:s text:c="8"/>self.listado_completo()</text:p>
      <text:p text:style-name="P17"><text:s text:c="8"/>self.cuaderno1.grid(column=0, row=0, padx=5, pady=5)</text:p>
      <text:p text:style-name="P17"><text:s text:c="8"/>self.ventana1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52:15.772373090</meta:creation-date>
    <dc:date>2019-09-03T12:11:36.827048668</dc:date>
    <meta:editing-duration>PT1H2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96" meta:word-count="444" meta:character-count="3645" meta:non-whitespace-character-count="2820"/>
  </office:meta>
</office:document-meta>
</file>